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T1" style:family="text">
      <style:text-properties officeooo:rsid="0007418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PAAIG</text:span> - Project Overview &amp; Module Documentation</text:h>
      <text:p text:style-name="Text_20_body"><text:span text:style-name="T1">PAAIG </text:span>is a modular, locally-hosted AI assistant designed for conversational intelligence, situational awareness, creative tools, and adaptive memory systems. It integrates a large language model (LLM) with long-term memory, environmental awareness, and optional generative capabilities like Stable Diffusion.</text:p>
      <text:p text:style-name="Horizontal_20_Line"/>
      <text:h text:style-name="Heading_20_2" text:outline-level="2">Getting Started</text:h>
      <text:p text:style-name="Text_20_body"><text:span text:style-name="Strong_20_Emphasis">Requirements:</text:span></text:p>
      <text:list text:style-name="L15">
        <text:list-item>
          <text:p text:style-name="P16">Python 3.10+</text:p>
        </text:list-item>
        <text:list-item>
          <text:p text:style-name="P16">FastAPI, Uvicorn</text:p>
        </text:list-item>
        <text:list-item>
          <text:p text:style-name="P16">psutil, FAISS, SQLAlchemy</text:p>
        </text:list-item>
        <text:list-item>
          <text:p text:style-name="P16">NVIDIA GPU (for Stable Diffusion &amp; GPU stats)</text:p>
        </text:list-item>
      </text:list>
      <text:p text:style-name="Text_20_body"><text:span text:style-name="Strong_20_Emphasis">Installation:</text:span></text:p>
      <text:p text:style-name="P1"><text:span text:style-name="Source_20_Text">pip install -r requirements.txt</text:span></text:p>
      <text:p text:style-name="Text_20_body"><text:span text:style-name="Strong_20_Emphasis">Run Kohana:</text:span></text:p>
      <text:p text:style-name="P1"><text:span text:style-name="Source_20_Text">python main.py</text:span></text:p>
      <text:p text:style-name="Text_20_body">Then open <text:span text:style-name="Source_20_Text">http://localhost:8000</text:span> in your browser.</text:p>
      <text:p text:style-name="Horizontal_20_Line"/>
      <text:h text:style-name="Heading_20_2" text:outline-level="2">Main Application (<text:span text:style-name="Source_20_Text">main.py</text:span>)</text:h>
      <text:p text:style-name="Text_20_body">The entry point for running Kohana. Initializes FastAPI routes, handles the web UI (<text:span text:style-name="Source_20_Text">chat.html</text:span>, <text:span text:style-name="Source_20_Text">os_mode.html</text:span>), and connects user requests to the AI logic.</text:p>
      <text:p text:style-name="Text_20_body"><text:span text:style-name="Strong_20_Emphasis">Responsibilities:</text:span></text:p>
      <text:list text:style-name="L16">
        <text:list-item>
          <text:p text:style-name="P17">Starts the web server.</text:p>
        </text:list-item>
        <text:list-item>
          <text:p text:style-name="P17">Routes API requests to the LLM.</text:p>
        </text:list-item>
        <text:list-item>
          <text:p text:style-name="P17">Loads chat and OS mode interfaces.</text:p>
        </text:list-item>
      </text:list>
      <text:p text:style-name="Horizontal_20_Line"/>
      <text:h text:style-name="Heading_20_2" text:outline-level="2">Core LLM &amp; Compiler Logic (<text:span text:style-name="Source_20_Text">kohana_chat3.py</text:span>)</text:h>
      <text:p text:style-name="Text_20_body">Manages conversation flow, reasoning, and structured output.</text:p>
      <text:p text:style-name="Text_20_body"><text:span text:style-name="Strong_20_Emphasis">Features:</text:span></text:p>
      <text:list text:style-name="L17">
        <text:list-item>
          <text:p text:style-name="P18"><text:soft-page-break/>Processes user input through the LLM.</text:p>
        </text:list-item>
        <text:list-item>
          <text:p text:style-name="P18">Uses a compiler step for structured responses.</text:p>
        </text:list-item>
        <text:list-item>
          <text:p text:style-name="P18">Integrates situational awareness, memory, and tool calls.</text:p>
        </text:list-item>
        <text:list-item>
          <text:p text:style-name="P18">Supports reflection and emergent behavior.</text:p>
        </text:list-item>
      </text:list>
      <text:p text:style-name="Horizontal_20_Line"/>
      <text:h text:style-name="Heading_20_2" text:outline-level="2">Memory Management (<text:span text:style-name="Source_20_Text">memory_manager.py</text:span>)</text:h>
      <text:p text:style-name="Text_20_body">Hybrid FAISS + SQL database for semantic and structured recall.</text:p>
      <text:p text:style-name="Text_20_body"><text:span text:style-name="Strong_20_Emphasis">Features:</text:span></text:p>
      <text:list text:style-name="L18">
        <text:list-item>
          <text:p text:style-name="P19">Vector search for semantic memory.</text:p>
        </text:list-item>
        <text:list-item>
          <text:p text:style-name="P19">SQL for structured, tagged memories.</text:p>
        </text:list-item>
        <text:list-item>
          <text:p text:style-name="P19">Supports emotional tagging and decay logic.</text:p>
        </text:list-item>
      </text:list>
      <text:p text:style-name="Horizontal_20_Line"/>
      <text:h text:style-name="Heading_20_2" text:outline-level="2">Session Management (<text:span text:style-name="Source_20_Text">session_manager.py</text:span>)</text:h>
      <text:p text:style-name="Text_20_body">Stores and trims session history for token-efficient context reloads.</text:p>
      <text:p text:style-name="Text_20_body"><text:span text:style-name="Strong_20_Emphasis">Features:</text:span></text:p>
      <text:list text:style-name="L19">
        <text:list-item>
          <text:p text:style-name="P20">Daily full log rotation.</text:p>
        </text:list-item>
        <text:list-item>
          <text:p text:style-name="P20">Trimmed logs for fast context reloading.</text:p>
        </text:list-item>
      </text:list>
      <text:p text:style-name="Text_20_body"><text:span text:style-name="Strong_20_Emphasis">Example:</text:span></text:p>
      <text:p text:style-name="Preformatted_20_Text"><text:span text:style-name="Source_20_Text">from session_manager import update_session, load_trimmed_session</text:span></text:p>
      <text:p text:style-name="Preformatted_20_Text"><text:span text:style-name="Source_20_Text">update_session("Hello", "Hi there!", "Reflection: Engaged")</text:span></text:p>
      <text:p text:style-name="P1"><text:span text:style-name="Source_20_Text">print(load_trimmed_session())</text:span></text:p>
      <text:p text:style-name="Horizontal_20_Line"/>
      <text:h text:style-name="Heading_20_2" text:outline-level="2">Situational Awareness (<text:span text:style-name="Source_20_Text">situational_awareness.py</text:span>)</text:h>
      <text:p text:style-name="Text_20_body">Gathers machine and environment details for contextual AI responses.</text:p>
      <text:p text:style-name="Text_20_body"><text:span text:style-name="Strong_20_Emphasis">Captures:</text:span></text:p>
      <text:list text:style-name="L20">
        <text:list-item>
          <text:p text:style-name="P21">Time of day</text:p>
        </text:list-item>
        <text:list-item>
          <text:p text:style-name="P21">Hostname, IP</text:p>
        </text:list-item>
        <text:list-item>
          <text:p text:style-name="P21">OS details</text:p>
        </text:list-item>
        <text:list-item>
          <text:p text:style-name="P21">CPU/memory usage</text:p>
        </text:list-item>
        <text:list-item>
          <text:p text:style-name="P21">GPU stats via <text:span text:style-name="Source_20_Text">nvidia-smi</text:span></text:p>
        </text:list-item>
        <text:list-item>
          <text:p text:style-name="P21">Client type detection</text:p>
        </text:list-item>
      </text:list>
      <text:p text:style-name="Horizontal_20_Line"><text:soft-page-break/></text:p>
      <text:h text:style-name="Heading_20_2" text:outline-level="2">Image Generation (<text:span text:style-name="Source_20_Text">image_generator_module.py</text:span>)</text:h>
      <text:p text:style-name="Text_20_body">Wrapper for Stable Diffusion + ControlNet with style presets.</text:p>
      <text:p text:style-name="Text_20_body"><text:span text:style-name="Strong_20_Emphasis">Features:</text:span></text:p>
      <text:list text:style-name="L21">
        <text:list-item>
          <text:p text:style-name="P22">Txt2Img &amp; Img2Img</text:p>
        </text:list-item>
        <text:list-item>
          <text:p text:style-name="P22">ControlNet support</text:p>
        </text:list-item>
        <text:list-item>
          <text:p text:style-name="P22">Style presets &amp; negative prompts</text:p>
        </text:list-item>
      </text:list>
      <text:p text:style-name="Text_20_body"><text:span text:style-name="Strong_20_Emphasis">Example:</text:span></text:p>
      <text:p text:style-name="Preformatted_20_Text"><text:span text:style-name="Source_20_Text">args = {"subject": "kitsune girl", "preset": "anime", "refine": True}</text:span></text:p>
      <text:p text:style-name="P1"><text:span text:style-name="Source_20_Text">result = tool_entry(json.dumps(args))</text:span></text:p>
      <text:p text:style-name="Horizontal_20_Line"/>
      <text:h text:style-name="Heading_20_2" text:outline-level="2">Index</text:h>
      <text:list text:style-name="L22">
        <text:list-item>
          <text:p text:style-name="P23">Main Application</text:p>
        </text:list-item>
        <text:list-item>
          <text:p text:style-name="P23">Core LLM &amp; Compiler Logic</text:p>
        </text:list-item>
        <text:list-item>
          <text:p text:style-name="P23">Memory Management</text:p>
        </text:list-item>
        <text:list-item>
          <text:p text:style-name="P23">Session Management</text:p>
        </text:list-item>
        <text:list-item>
          <text:p text:style-name="P23">Situational Awareness</text:p>
        </text:list-item>
        <text:list-item>
          <text:p text:style-name="P23">Image Generation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9T14:06:15.303437100</meta:creation-date>
    <dc:date>2025-08-09T14:13:17.631533498</dc:date>
    <meta:editing-duration>PT7M3S</meta:editing-duration>
    <meta:editing-cycles>1</meta:editing-cycles>
    <meta:document-statistic meta:table-count="0" meta:image-count="0" meta:object-count="0" meta:page-count="3" meta:paragraph-count="66" meta:word-count="337" meta:character-count="2407" meta:non-whitespace-character-count="2167"/>
    <meta:generator>LibreOffice/24.2.7.2$Linux_X86_64 LibreOffice_project/420$Build-2</meta:generator>
  </office:meta>
</office:document-meta>
</file>